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Operation.addScale( Scal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peration.addRotate( Rotat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peration.addDraw( Draw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peration.addRectangle( Rectangl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peration.addText( Text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